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4b82" officeooo:paragraph-rsid="00064b82"/>
    </style:style>
    <style:style style:name="P2" style:family="paragraph" style:parent-style-name="Text_20_body">
      <style:paragraph-properties fo:margin-left="0cm" fo:margin-right="0cm" fo:line-height="140%" fo:text-align="start" style:justify-single-word="false" fo:text-indent="0cm" style:auto-text-indent="false"/>
    </style:style>
    <style:style style:name="P3"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loext:opacity="100%" fo:font-size="12pt" fo:font-style="normal" fo:font-weight="bold"/>
    </style:style>
    <style:style style:name="P4"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loext:opacity="100%" fo:font-size="12pt" fo:font-style="normal" fo:font-weight="normal"/>
    </style:style>
    <style:style style:name="P5" style:family="paragraph" style:parent-style-name="Text_20_body">
      <style:text-properties officeooo:rsid="00064b82" officeooo:paragraph-rsid="00064b82"/>
    </style:style>
    <style:style style:name="T1" style:family="text">
      <style:text-properties fo:font-variant="normal" fo:text-transform="none" fo:color="#000000" loext:opacity="100%" fo:font-size="12pt" fo:font-style="normal" fo:font-weight="bold"/>
    </style:style>
    <style:style style:name="T2" style:family="text">
      <style:text-properties fo:font-variant="normal" fo:text-transform="none" fo:color="#000000" loext:opacity="100%" fo:font-size="12pt" fo:font-style="normal" fo:font-weight="normal"/>
    </style:style>
    <style:style style:name="T3" style:family="text">
      <style:text-properties fo:font-variant="normal" fo:text-transform="none" fo:color="#000000" loext:opacity="100%" fo:font-size="42pt" fo:font-style="normal" fo:font-weight="normal"/>
    </style:style>
    <style:style style:name="T4" style:family="text">
      <style:text-properties fo:font-variant="normal" fo:text-transform="none" fo:color="#8a663f" loext:opacity="100%" fo:font-size="12pt"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urpin Yane<text:tab/></text:p>
      <text:p text:style-name="P1"/>
      <text:p text:style-name="P5"><text:span text:style-name="T1">Yane Turpin</text:span><text:line-break/><text:span text:style-name="T2">1 rue Jeanne d’Arc</text:span><text:line-break/><text:span text:style-name="T2">72000 Le Mans</text:span><text:line-break/><text:span text:style-name="T2">07 81 58 52 59</text:span><text:line-break/><text:span text:style-name="T2">turpinyane@gmail.com</text:span></text:p>
      <text:p text:style-name="P2"><text:span text:style-name="T1">À l'attention du service des admissions</text:span><text:line-break/><text:span text:style-name="T2">ESIEA</text:span><text:line-break/><text:span text:style-name="T2">[Adresse de l'école]</text:span></text:p>
      <text:p text:style-name="P3">Janvier 2025</text:p>
      <text:p text:style-name="P3">Objet : Candidature pour une admission à l’ESIEA</text:p>
      <text:p text:style-name="P4">Madame, Monsieur,</text:p>
      <text:p text:style-name="P4">Actuellement en deuxième année de BTS CIEL (Cybersécurité, Informatique et réseaux, Electronique spécialité option A). Je souhaite intégrer l’ESIEA, une école réputée pour son excellence dans les domaines de l’informatique et des technologies numériques.</text:p>
      <text:p text:style-name="P4">Ma présence lors de vos portes ouvertes a confirmé mon vif intérêt pour votre établissement. Les échanges enrichissants avec vos enseignants et étudiants, ainsi que la présentation des projets innovants menés au sein de l’école, m’ont conforté dans mon choix. J’ai particulièrement été impressionné par [citez un aspect ou projet précis qui vous a marqué, comme les laboratoires, le fablab ou les partenariats internationaux].</text:p>
      <text:p text:style-name="P4">Passionné par l’informatique et ses applications, je m’intéresse particulièrement à [précisez un domaine, par exemple : la cybersécurité, l’intelligence artificielle, le développement logiciel, etc.]. J’ai déjà eu l’occasion de [mentionnez une expérience ou un projet personnel en lien avec l’informatique, par exemple : développer une application, participer à un hackathon, apprendre un langage de programmation]. Ces expériences m’ont permis de renforcer mon autonomie, ma capacité à résoudre des problèmes complexes, et ma curiosité scientifique.</text:p>
      <text:p text:style-name="P4">L’ESIEA représente pour moi un environnement stimulant où je pourrais acquérir des compétences techniques pointues tout en développant une approche innovante et collaborative. Votre pédagogie orientée sur les projets concrets et votre ouverture à l’international correspondent parfaitement à mes aspirations académiques et professionnelles.</text:p>
      <text:p text:style-name="P4">Je suis convaincu que mon engagement, ma motivation et ma passion pour les technologies numériques me permettront de m’épanouir pleinement au sein de votre école et de contribuer à sa dynamique.</text:p>
      <text:p text:style-name="P4"><text:soft-page-break/>Dans l’attente de pouvoir échanger avec vous, je reste à votre disposition pour tout complément d’information ou entretien.</text:p>
      <text:p text:style-name="P4">Je vous remercie par avance pour l’attention que vous porterez à ma candidature et vous prie d’agréer, Madame, Monsieur, l’expression de mes salutations distinguées.</text:p>
      <text:p text:style-name="P2"><text:span text:style-name="T1">[Votre signature manuscrite (pour une version papier)]</text:span><text:line-break/><text:span text:style-name="T1">[Votre prénom et nom]</text:span></text:p>
      <text:p text:style-name="P4">N’hésitez pas à personnaliser cette lettre avec vos propres expériences et centres d’intérêt pour qu’elle reflète votre profil unique !</text:p>
      <text:p text:style-name="P2"><text:span text:style-name="T2">Respectfully,</text:span><text:line-break/><text:span text:style-name="T3">Turpin Yane</text:span><text:line-break/><text:span text:style-name="T4">Turpin Yane</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10:39:35.659393299</meta:creation-date>
    <dc:date>2025-01-28T10:52:20.664432049</dc:date>
    <meta:editing-duration>PT2M30S</meta:editing-duration>
    <meta:editing-cycles>1</meta:editing-cycles>
    <meta:document-statistic meta:table-count="0" meta:image-count="0" meta:object-count="0" meta:page-count="2" meta:paragraph-count="16" meta:word-count="363" meta:character-count="2535" meta:non-whitespace-character-count="2187"/>
    <meta:generator>LibreOffice/24.2.5.2$Linux_X86_64 LibreOffice_project/420$Build-2</meta:generator>
  </office:meta>
</office:document-meta>
</file>